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padding="0.049cm" fo:border="0.06pt solid #d9d9e3"/>
    </style:style>
    <style:style style:name="P2" style:family="paragraph" style:parent-style-name="Heading_20_2">
      <style:paragraph-properties fo:padding="0.049cm" fo:border="0.06pt solid #d9d9e3"/>
    </style:style>
    <style:style style:name="P3" style:family="paragraph" style:parent-style-name="Heading_20_3">
      <style:paragraph-properties fo:padding="0.049cm" fo:border="0.06pt solid #d9d9e3"/>
    </style:style>
    <style:style style:name="P4" style:family="paragraph" style:parent-style-name="Text_20_body" style:list-style-name="L1">
      <style:paragraph-properties fo:margin-top="0cm" fo:margin-bottom="0cm" loext:contextual-spacing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loext:contextual-spacing="false" fo:padding="0.049cm" fo:border="0.06pt solid #d9d9e3"/>
    </style:style>
    <style:style style:name="P6" style:family="paragraph" style:parent-style-name="Text_20_body" style:list-style-name="L3">
      <style:paragraph-properties fo:margin-top="0cm" fo:margin-bottom="0cm" loext:contextual-spacing="false" fo:padding="0.049cm" fo:border="0.06pt solid #d9d9e3"/>
    </style:style>
    <style:style style:name="P7" style:family="paragraph" style:parent-style-name="Text_20_body" style:list-style-name="L4">
      <style:paragraph-properties fo:margin-top="0cm" fo:margin-bottom="0cm" loext:contextual-spacing="false" fo:padding="0.049cm" fo:border="0.06pt solid #d9d9e3"/>
    </style:style>
    <style:style style:name="P8" style:family="paragraph" style:parent-style-name="Text_20_body" style:list-style-name="L5">
      <style:paragraph-properties fo:margin-top="0cm" fo:margin-bottom="0cm" loext:contextual-spacing="false" fo:padding="0.049cm" fo:border="0.06pt solid #d9d9e3"/>
    </style:style>
    <style:style style:name="P9" style:family="paragraph" style:parent-style-name="Text_20_body" style:list-style-name="L6">
      <style:paragraph-properties fo:margin-top="0cm" fo:margin-bottom="0cm" loext:contextual-spacing="false" fo:padding="0.049cm" fo:border="0.06pt solid #d9d9e3"/>
    </style:style>
    <style:style style:name="P10" style:family="paragraph" style:parent-style-name="Text_20_body" style:list-style-name="L7">
      <style:paragraph-properties fo:margin-top="0cm" fo:margin-bottom="0cm" loext:contextual-spacing="false" fo:padding="0.049cm" fo:border="0.06pt solid #d9d9e3"/>
    </style:style>
    <style:style style:name="P11" style:family="paragraph" style:parent-style-name="Text_20_body" style:list-style-name="L8">
      <style:paragraph-properties fo:margin-top="0cm" fo:margin-bottom="0cm" loext:contextual-spacing="false" fo:padding="0.049cm" fo:border="0.06pt solid #d9d9e3"/>
    </style:style>
    <style:style style:name="P12" style:family="paragraph" style:parent-style-name="Text_20_body" style:list-style-name="L9">
      <style:paragraph-properties fo:margin-top="0cm" fo:margin-bottom="0cm" loext:contextual-spacing="false" fo:padding="0.049cm" fo:border="0.06pt solid #d9d9e3"/>
    </style:style>
    <style:style style:name="P13" style:family="paragraph" style:parent-style-name="Text_20_body" style:list-style-name="L10">
      <style:paragraph-properties fo:margin-top="0cm" fo:margin-bottom="0cm" loext:contextual-spacing="false" fo:padding="0.049cm" fo:border="0.06pt solid #d9d9e3"/>
    </style:style>
    <style:style style:name="P14" style:family="paragraph" style:parent-style-name="Text_20_body" style:list-style-name="L11">
      <style:paragraph-properties fo:margin-top="0cm" fo:margin-bottom="0cm" loext:contextual-spacing="false" fo:padding="0.049cm" fo:border="0.06pt solid #d9d9e3"/>
    </style:style>
    <style:style style:name="P15" style:family="paragraph" style:parent-style-name="Text_20_body" style:list-style-name="L12">
      <style:paragraph-properties fo:margin-top="0cm" fo:margin-bottom="0cm" loext:contextual-spacing="false" fo:padding="0.049cm" fo:border="0.06pt solid #d9d9e3"/>
    </style:style>
    <style:style style:name="P16" style:family="paragraph" style:parent-style-name="Text_20_body" style:list-style-name="L13">
      <style:paragraph-properties fo:margin-top="0cm" fo:margin-bottom="0cm" loext:contextual-spacing="false" fo:padding="0.049cm" fo:border="0.06pt solid #d9d9e3"/>
    </style:style>
    <style:style style:name="P17" style:family="paragraph" style:parent-style-name="Text_20_body" style:list-style-name="L14">
      <style:paragraph-properties fo:margin-top="0cm" fo:margin-bottom="0cm" loext:contextual-spacing="false" fo:padding="0.049cm" fo:border="0.06pt solid #d9d9e3"/>
    </style:style>
    <style:style style:name="P18" style:family="paragraph" style:parent-style-name="Text_20_body" style:list-style-name="L15">
      <style:paragraph-properties fo:margin-top="0cm" fo:margin-bottom="0cm" loext:contextual-spacing="false" fo:padding="0.049cm" fo:border="0.06pt solid #d9d9e3"/>
    </style:style>
    <style:style style:name="P19" style:family="paragraph" style:parent-style-name="Text_20_body" style:list-style-name="L16">
      <style:paragraph-properties fo:margin-top="0cm" fo:margin-bottom="0cm" loext:contextual-spacing="false" fo:padding="0.049cm" fo:border="0.06pt solid #d9d9e3"/>
    </style:style>
    <style:style style:name="P20" style:family="paragraph" style:parent-style-name="Text_20_body" style:list-style-name="L17">
      <style:paragraph-properties fo:margin-top="0cm" fo:margin-bottom="0cm" loext:contextual-spacing="false" fo:padding="0.049cm" fo:border="0.06pt solid #d9d9e3"/>
    </style:style>
    <style:style style:name="P21" style:family="paragraph" style:parent-style-name="Text_20_body" style:list-style-name="L18">
      <style:paragraph-properties fo:margin-top="0cm" fo:margin-bottom="0cm" loext:contextual-spacing="false" fo:padding="0.049cm" fo:border="0.06pt solid #d9d9e3"/>
    </style:style>
    <style:style style:name="P22" style:family="paragraph" style:parent-style-name="Text_20_body">
      <style:paragraph-properties fo:padding="0.049cm" fo:border="0.06pt solid #d9d9e3"/>
    </style:style>
    <style:style style:name="P23" style:family="paragraph" style:parent-style-name="Text_20_body" style:list-style-name="L1">
      <style:paragraph-properties fo:padding="0.049cm" fo:border="0.06pt solid #d9d9e3"/>
    </style:style>
    <style:style style:name="P24" style:family="paragraph" style:parent-style-name="Text_20_body" style:list-style-name="L2">
      <style:paragraph-properties fo:padding="0.049cm" fo:border="0.06pt solid #d9d9e3"/>
    </style:style>
    <style:style style:name="P25" style:family="paragraph" style:parent-style-name="Text_20_body" style:list-style-name="L3">
      <style:paragraph-properties fo:padding="0.049cm" fo:border="0.06pt solid #d9d9e3"/>
    </style:style>
    <style:style style:name="P26" style:family="paragraph" style:parent-style-name="Text_20_body" style:list-style-name="L4">
      <style:paragraph-properties fo:padding="0.049cm" fo:border="0.06pt solid #d9d9e3"/>
    </style:style>
    <style:style style:name="P27" style:family="paragraph" style:parent-style-name="Text_20_body" style:list-style-name="L5">
      <style:paragraph-properties fo:padding="0.049cm" fo:border="0.06pt solid #d9d9e3"/>
    </style:style>
    <style:style style:name="P28" style:family="paragraph" style:parent-style-name="Text_20_body" style:list-style-name="L6">
      <style:paragraph-properties fo:padding="0.049cm" fo:border="0.06pt solid #d9d9e3"/>
    </style:style>
    <style:style style:name="P29" style:family="paragraph" style:parent-style-name="Text_20_body" style:list-style-name="L7">
      <style:paragraph-properties fo:padding="0.049cm" fo:border="0.06pt solid #d9d9e3"/>
    </style:style>
    <style:style style:name="P30" style:family="paragraph" style:parent-style-name="Text_20_body" style:list-style-name="L8">
      <style:paragraph-properties fo:padding="0.049cm" fo:border="0.06pt solid #d9d9e3"/>
    </style:style>
    <style:style style:name="P31" style:family="paragraph" style:parent-style-name="Text_20_body" style:list-style-name="L9">
      <style:paragraph-properties fo:padding="0.049cm" fo:border="0.06pt solid #d9d9e3"/>
    </style:style>
    <style:style style:name="P32" style:family="paragraph" style:parent-style-name="Text_20_body" style:list-style-name="L10">
      <style:paragraph-properties fo:padding="0.049cm" fo:border="0.06pt solid #d9d9e3"/>
    </style:style>
    <style:style style:name="P33" style:family="paragraph" style:parent-style-name="Text_20_body" style:list-style-name="L11">
      <style:paragraph-properties fo:padding="0.049cm" fo:border="0.06pt solid #d9d9e3"/>
    </style:style>
    <style:style style:name="P34" style:family="paragraph" style:parent-style-name="Text_20_body" style:list-style-name="L12">
      <style:paragraph-properties fo:padding="0.049cm" fo:border="0.06pt solid #d9d9e3"/>
    </style:style>
    <style:style style:name="P35" style:family="paragraph" style:parent-style-name="Text_20_body" style:list-style-name="L13">
      <style:paragraph-properties fo:padding="0.049cm" fo:border="0.06pt solid #d9d9e3"/>
    </style:style>
    <style:style style:name="P36" style:family="paragraph" style:parent-style-name="Text_20_body" style:list-style-name="L14">
      <style:paragraph-properties fo:padding="0.049cm" fo:border="0.06pt solid #d9d9e3"/>
    </style:style>
    <style:style style:name="P37" style:family="paragraph" style:parent-style-name="Text_20_body" style:list-style-name="L15">
      <style:paragraph-properties fo:padding="0.049cm" fo:border="0.06pt solid #d9d9e3"/>
    </style:style>
    <style:style style:name="P38" style:family="paragraph" style:parent-style-name="Text_20_body" style:list-style-name="L16">
      <style:paragraph-properties fo:padding="0.049cm" fo:border="0.06pt solid #d9d9e3"/>
    </style:style>
    <style:style style:name="P39" style:family="paragraph" style:parent-style-name="Text_20_body" style:list-style-name="L17">
      <style:paragraph-properties fo:padding="0.049cm" fo:border="0.06pt solid #d9d9e3"/>
    </style:style>
    <style:style style:name="P40" style:family="paragraph" style:parent-style-name="Text_20_body" style:list-style-name="L18">
      <style:paragraph-properties fo:padding="0.049cm" fo:border="0.06pt solid #d9d9e3"/>
    </style:style>
    <style:style style:name="P41" style:family="paragraph" style:parent-style-name="Text_20_body" style:list-style-name="L19">
      <style:paragraph-properties fo:padding="0.049cm" fo:border="0.06pt solid #d9d9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rriculum: AI with Deep Learning</text:h>
      <text:h text:style-name="P2" text:outline-level="2">Week 1: Introduction to Deep Learning</text:h>
      <text:list xml:id="list3414289737" text:style-name="L1">
        <text:list-item>
          <text:p text:style-name="P4">Deep Learning &amp; History</text:p>
        </text:list-item>
        <text:list-item>
          <text:p text:style-name="P4">Real-world Applications of Deep Learning</text:p>
        </text:list-item>
        <text:list-item>
          <text:p text:style-name="P23">Introduction to Linear Algebra and Calculus</text:p>
        </text:list-item>
      </text:list>
      <text:h text:style-name="P3" text:outline-level="3">Multi-Layer Perceptron</text:h>
      <text:list xml:id="list2254504531" text:style-name="L2">
        <text:list-item>
          <text:p text:style-name="P5">Perceptron as a Building Block</text:p>
        </text:list-item>
        <text:list-item>
          <text:p text:style-name="P5">MLP as a Generalized Perceptron</text:p>
        </text:list-item>
        <text:list-item>
          <text:p text:style-name="P24">Activation Functions</text:p>
        </text:list-item>
      </text:list>
      <text:h text:style-name="P3" text:outline-level="3">Deep Learning Notations</text:h>
      <text:list xml:id="list1329803726" text:style-name="L3">
        <text:list-item>
          <text:p text:style-name="P6">Notations Used in Deep Learning</text:p>
        </text:list-item>
        <text:list-item>
          <text:p text:style-name="P6">Feedforward Propagation</text:p>
        </text:list-item>
        <text:list-item>
          <text:p text:style-name="P25">Chain Rule and Backpropagation</text:p>
        </text:list-item>
      </text:list>
      <text:h text:style-name="P2" text:outline-level="2">Week 2: Neural Network Training</text:h>
      <text:h text:style-name="P3" text:outline-level="3">Types of Activation Functions</text:h>
      <text:list xml:id="list3797743457" text:style-name="L4">
        <text:list-item>
          <text:p text:style-name="P7">Linear and Nonlinear Activation Functions</text:p>
        </text:list-item>
        <text:list-item>
          <text:p text:style-name="P7">Sigmoid Function</text:p>
        </text:list-item>
        <text:list-item>
          <text:p text:style-name="P7">ReLU Function</text:p>
        </text:list-item>
        <text:list-item>
          <text:p text:style-name="P26">Softmax Function</text:p>
        </text:list-item>
      </text:list>
      <text:h text:style-name="P3" text:outline-level="3">Training the Neural Network</text:h>
      <text:list xml:id="list3475519482" text:style-name="L5">
        <text:list-item>
          <text:p text:style-name="P8">Loss Function</text:p>
        </text:list-item>
        <text:list-item>
          <text:p text:style-name="P8">Mean Squared Error</text:p>
        </text:list-item>
        <text:list-item>
          <text:p text:style-name="P8">Cross-Entropy Loss</text:p>
        </text:list-item>
        <text:list-item>
          <text:p text:style-name="P27">Mini-Batch Gradient Descent</text:p>
        </text:list-item>
      </text:list>
      <text:h text:style-name="P3" text:outline-level="3">Optimization Techniques</text:h>
      <text:list xml:id="list4071920379" text:style-name="L6">
        <text:list-item>
          <text:p text:style-name="P9">The Problem of Local Optima and Saddle Points</text:p>
        </text:list-item>
        <text:list-item>
          <text:p text:style-name="P9">Different Optimization Techniques: Adam, Adagrad, and Others</text:p>
        </text:list-item>
        <text:list-item>
          <text:p text:style-name="P28">Weight Initialization Strategies</text:p>
        </text:list-item>
      </text:list>
      <text:h text:style-name="P2" text:outline-level="2"><text:soft-page-break/>Week 3: Regularization and Neural Network Variants</text:h>
      <text:h text:style-name="P3" text:outline-level="3">Regularization</text:h>
      <text:list xml:id="list268424037" text:style-name="L7">
        <text:list-item>
          <text:p text:style-name="P10">Dropout</text:p>
        </text:list-item>
        <text:list-item>
          <text:p text:style-name="P10">Early Stopping</text:p>
        </text:list-item>
        <text:list-item>
          <text:p text:style-name="P29">Data Augmentation</text:p>
        </text:list-item>
      </text:list>
      <text:h text:style-name="P3" text:outline-level="3">Batch Normalization</text:h>
      <text:list xml:id="list3927509138" text:style-name="L8">
        <text:list-item>
          <text:p text:style-name="P11">Introduction to Batch Normalization</text:p>
        </text:list-item>
        <text:list-item>
          <text:p text:style-name="P11">Benefits of Batch Normalization</text:p>
        </text:list-item>
        <text:list-item>
          <text:p text:style-name="P30">Batch Normalization in Neural Networks</text:p>
        </text:list-item>
      </text:list>
      <text:h text:style-name="P3" text:outline-level="3">Types of Neural Networks</text:h>
      <text:list xml:id="list3018949511" text:style-name="L9">
        <text:list-item>
          <text:p text:style-name="P12">Recurrent Neural Networks (RNNs)</text:p>
        </text:list-item>
        <text:list-item>
          <text:p text:style-name="P12">Convolutional Neural Networks (CNNs)</text:p>
        </text:list-item>
        <text:list-item>
          <text:p text:style-name="P12">Autoencoders</text:p>
        </text:list-item>
        <text:list-item>
          <text:p text:style-name="P31">Generative Adversarial Networks (GANs)</text:p>
        </text:list-item>
      </text:list>
      <text:h text:style-name="P2" text:outline-level="2">Week 4: Computer Vision</text:h>
      <text:h text:style-name="P3" text:outline-level="3">Introduction to Images and Formats</text:h>
      <text:list xml:id="list1918724421" text:style-name="L10">
        <text:list-item>
          <text:p text:style-name="P13">Concepts of Images and Pixels</text:p>
        </text:list-item>
        <text:list-item>
          <text:p text:style-name="P13">Image Manipulation</text:p>
        </text:list-item>
        <text:list-item>
          <text:p text:style-name="P32">Image Preprocessing</text:p>
        </text:list-item>
      </text:list>
      <text:h text:style-name="P3" text:outline-level="3">Convolutional Neural Networks</text:h>
      <text:list xml:id="list584674800" text:style-name="L11">
        <text:list-item>
          <text:p text:style-name="P14">Concepts of Convolution</text:p>
        </text:list-item>
        <text:list-item>
          <text:p text:style-name="P14">Parts of CNN Architecture</text:p>
        </text:list-item>
        <text:list-item>
          <text:p text:style-name="P14">CNN Architecture - Hands on</text:p>
        </text:list-item>
        <text:list-item>
          <text:p text:style-name="P33">Convolution Hands on</text:p>
        </text:list-item>
      </text:list>
      <text:h text:style-name="P3" text:outline-level="3">Transfer Learning and Advanced CNN Architectures</text:h>
      <text:list xml:id="list1422743994" text:style-name="L12">
        <text:list-item>
          <text:p text:style-name="P15">Transfer Learning</text:p>
        </text:list-item>
        <text:list-item>
          <text:p text:style-name="P15">CNN Architectures</text:p>
        </text:list-item>
        <text:list-item>
          <text:p text:style-name="P15">CNN Architectures Comparison</text:p>
        </text:list-item>
        <text:list-item>
          <text:p text:style-name="P34">Evolution of Architecture</text:p>
        </text:list-item>
      </text:list>
      <text:h text:style-name="P3" text:outline-level="3"><text:soft-page-break/>Image Segmentation</text:h>
      <text:list xml:id="list683587350" text:style-name="L13">
        <text:list-item>
          <text:p text:style-name="P16">Semantic and Instance Segmentation</text:p>
        </text:list-item>
        <text:list-item>
          <text:p text:style-name="P16">Fully Convolutional Network Architecture</text:p>
        </text:list-item>
        <text:list-item>
          <text:p text:style-name="P16">FCN for Semantic Segmentation</text:p>
        </text:list-item>
        <text:list-item>
          <text:p text:style-name="P16">U-Net</text:p>
        </text:list-item>
        <text:list-item>
          <text:p text:style-name="P16">Semantic Segmentation using U-Net</text:p>
        </text:list-item>
        <text:list-item>
          <text:p text:style-name="P35">Siamese Networks</text:p>
        </text:list-item>
      </text:list>
      <text:h text:style-name="P2" text:outline-level="2">Week 5: Natural Language Processing</text:h>
      <text:h text:style-name="P3" text:outline-level="3">Introduction to NLP</text:h>
      <text:list xml:id="list2098689319" text:style-name="L14">
        <text:list-item>
          <text:p text:style-name="P17">Text Preprocessing</text:p>
        </text:list-item>
        <text:list-item>
          <text:p text:style-name="P17">NLTK</text:p>
        </text:list-item>
        <text:list-item>
          <text:p text:style-name="P17">Spacy</text:p>
        </text:list-item>
        <text:list-item>
          <text:p text:style-name="P36">Common NLP Terms</text:p>
        </text:list-item>
      </text:list>
      <text:h text:style-name="P3" text:outline-level="3">Word Embeddings and Text Classification</text:h>
      <text:list xml:id="list3457209308" text:style-name="L15">
        <text:list-item>
          <text:p text:style-name="P18">Word Representation</text:p>
        </text:list-item>
        <text:list-item>
          <text:p text:style-name="P18">Vectorization Technique</text:p>
        </text:list-item>
        <text:list-item>
          <text:p text:style-name="P18">Text Classification</text:p>
        </text:list-item>
        <text:list-item>
          <text:p text:style-name="P37">Sentiment Analysis</text:p>
        </text:list-item>
      </text:list>
      <text:h text:style-name="P3" text:outline-level="3">Dense Encoding and Probabilistic Models</text:h>
      <text:list xml:id="list3431207173" text:style-name="L16">
        <text:list-item>
          <text:p text:style-name="P19">GloVe Vectors</text:p>
        </text:list-item>
        <text:list-item>
          <text:p text:style-name="P19">Probabilistic Models</text:p>
        </text:list-item>
        <text:list-item>
          <text:p text:style-name="P19">Bayesian Models</text:p>
        </text:list-item>
        <text:list-item>
          <text:p text:style-name="P19">Markov Chains</text:p>
        </text:list-item>
        <text:list-item>
          <text:p text:style-name="P19">Hidden Markov Models</text:p>
        </text:list-item>
        <text:list-item>
          <text:p text:style-name="P19">Named Entity Recognition (NER)</text:p>
        </text:list-item>
        <text:list-item>
          <text:p text:style-name="P38">Part-of-Speech (POS) Tagging</text:p>
        </text:list-item>
      </text:list>
      <text:h text:style-name="P3" text:outline-level="3">Introduction to Sequential Models</text:h>
      <text:list xml:id="list2538154195" text:style-name="L17">
        <text:list-item>
          <text:p text:style-name="P20">RNNs</text:p>
        </text:list-item>
        <text:list-item>
          <text:p text:style-name="P39">LSTMs</text:p>
        </text:list-item>
      </text:list>
      <text:p text:style-name="Horizontal_20_Line"/>
      <text:p text:style-name="P22">The book content could include:</text:p>
      <text:list xml:id="list2840829754" text:style-name="L18">
        <text:list-item>
          <text:p text:style-name="P21"><text:soft-page-break/>Clear explanations of all the concepts covered in the curriculum, with lots of examples and diagrams to help students understand.</text:p>
        </text:list-item>
        <text:list-item>
          <text:p text:style-name="P21">Code snippets and tutorials to help students implement the algorithms and models discussed in the curriculum.</text:p>
        </text:list-item>
        <text:list-item>
          <text:p text:style-name="P21">Real-world case studies and examples to help students see the practical applications of what they are learning.</text:p>
        </text:list-item>
        <text:list-item>
          <text:p text:style-name="P40">Exercises and projects to help students apply their knowledge and develop their skills.</text:p>
        </text:list-item>
      </text:list>
      <text:p text:style-name="Standard"/>
      <text:p text:style-name="P22">TensorFlow and PyTorch are popular libraries used for implementing deep learning models. They can be included in the curriculum in the following ways:</text:p>
      <text:list xml:id="list3988455847" text:style-name="L19">
        <text:list-item>
          <text:p text:style-name="P41">In Week 2, Optimization Techniques: TensorFlow and PyTorch can be introduced as popular libraries used for implementing gradient descent and other optimization techniques.</text:p>
        </text:list-item>
        <text:list-item>
          <text:p text:style-name="P41">In Week 3, Regularization and Neural Network Variants: TensorFlow and PyTorch can be introduced as libraries used for implementing different types of neural networks, including RNNs, CNNs, and GANs.</text:p>
        </text:list-item>
        <text:list-item>
          <text:p text:style-name="P41">In Week 4, Computer Vision: TensorFlow and PyTorch can be introduced as popular libraries used for implementing image classification, object detection, and image segmentation models.</text:p>
        </text:list-item>
        <text:list-item>
          <text:p text:style-name="P41">In Week 5, Natural Language Processing: TensorFlow and PyTorch can be introduced as popular libraries used for implementing text classification, sentiment analysis, and sequence modeling models.</text:p>
        </text:list-item>
      </text:list>
      <text:p text:style-name="P22">Throughout the book, code snippets and tutorials can be provided in both TensorFlow and PyTorch to help students implement the models and algorithms covered in the curriculu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6T18:24:12.784458475</meta:creation-date>
    <dc:date>2023-04-26T18:26:48.784761035</dc:date>
    <meta:editing-duration>PT2M3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4" meta:paragraph-count="97" meta:word-count="579" meta:character-count="3763" meta:non-whitespace-character-count="3353"/>
  </office:meta>
</office:document-meta>
</file>